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22151" officeooo:paragraph-rsid="0012215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22151" officeooo:paragraph-rsid="0013f72d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3f72d" officeooo:paragraph-rsid="0013f72d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4bfda" officeooo:paragraph-rsid="0014bfda" style:font-size-asian="14pt" style:font-weight-asian="bold" style:font-size-complex="16pt" style:font-weight-complex="bol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3f72d" style:font-size-asian="10.5pt" style:font-size-complex="12pt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3f72d" style:font-size-asian="10.5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radores Javascript – Anotações</text:p>
      <text:p text:style-name="P1"/>
      <text:p text:style-name="P1"/>
      <text:p text:style-name="P2"><text:span text:style-name="T2">Operadores de atribuição: </text:span></text:p>
      <text:p text:style-name="P2"><text:span text:style-name="T2"><text:tab/></text:span></text:p>
      <text:p text:style-name="P2"><text:span text:style-name="T2"><text:s/>=<text:tab/></text:span><text:span text:style-name="T4">atribuindo valor: <text:s/>x = y</text:span></text:p>
      <text:p text:style-name="P3"><text:span text:style-name="T3">+=<text:tab/>maior ou igual: x <text:s/>= x + y</text:span></text:p>
      <text:p text:style-name="P3"><text:span text:style-name="T3">*= <text:tab/>multiplicação ou igual x = x * y</text:span></text:p>
      <text:p text:style-name="P2"><text:span text:style-name="T2"><text:s/>/=<text:tab/></text:span><text:span text:style-name="T4">divisão igual: x = x / y</text:span></text:p>
      <text:p text:style-name="P2"><text:span text:style-name="T4">%=<text:tab/>resto igual: x = x % y</text:span></text:p>
      <text:p text:style-name="P2"><text:span text:style-name="T4"/></text:p>
      <text:p text:style-name="P2"><text:span text:style-name="T4"/></text:p>
      <text:p text:style-name="P4"><text:span text:style-name="T2">O</text:span><text:span text:style-name="T1">peradores de aritméticos:</text:span></text:p>
      <text:p text:style-name="P4"><text:span text:style-name="T1"/></text:p>
      <text:p text:style-name="P4"><text:span text:style-name="T1">+</text:span></text:p>
      <text:p text:style-name="P4"><text:span text:style-name="T1">-</text:span></text:p>
      <text:p text:style-name="P4"><text:span text:style-name="T1">*</text:span></text:p>
      <text:p text:style-name="P4"><text:span text:style-name="T1">**</text:span></text:p>
      <text:p text:style-name="P4"><text:span text:style-name="T1">/</text:span></text:p>
      <text:p text:style-name="P4"><text:span text:style-name="T1">%</text:span></text:p>
      <text:p text:style-name="P4"><text:span text:style-name="T1">+ + </text:span></text:p>
      <text:p text:style-name="P4"><text:span text:style-name="T1">- - </text:span></text:p>
      <text:p text:style-name="P4"><text:span text:style-name="T1"/></text:p>
      <text:p text:style-name="P4"><text:span text:style-name="T1">Operadores de Comparação</text:span></text:p>
      <text:p text:style-name="P4"><text:span text:style-name="T1"/></text:p>
      <text:p text:style-name="P4"><text:span text:style-name="T1">== <text:tab/></text:span><text:span text:style-name="T3">igual a</text:span></text:p>
      <text:p text:style-name="P4"><text:span text:style-name="T3">=== <text:tab/>mesmo valo e mesmo tipo</text:span></text:p>
      <text:p text:style-name="P4"><text:span text:style-name="T3">!= <text:tab/>diferente</text:span></text:p>
      <text:p text:style-name="P4"><text:span text:style-name="T3">!==<text:tab/>valor e tipos diferentes</text:span></text:p>
      <text:p text:style-name="P4"><text:span text:style-name="T3">&gt; <text:tab/>maior que</text:span></text:p>
      <text:p text:style-name="P4"><text:span text:style-name="T3">&lt; <text:tab/>menor que</text:span></text:p>
      <text:p text:style-name="P4"><text:span text:style-name="T3">=&gt; <text:tab/>maior ou igual </text:span></text:p>
      <text:p text:style-name="P4"><text:span text:style-name="T3">&lt;= <text:tab/>menor igual</text:span></text:p>
      <text:p text:style-name="P4"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16:41:25.539157875</meta:creation-date>
    <dc:date>2021-10-15T16:50:34.081751769</dc:date>
    <meta:editing-duration>PT9M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6" meta:word-count="91" meta:character-count="408" meta:non-whitespace-character-count="324"/>
  </office:meta>
</office:document-meta>
</file>